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Pivot Lab 2</text:p>
          </table:table-cell>
          <table:table-cell office:value-type="string" calcext:value-type="string">
            <text:p>Pivot Lab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Class Part.</text:p>
          </table:table-cell>
          <table:table-cell office:value-type="string" calcext:value-type="string">
            <text:p>Raw Scor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Abarca</text:p>
          </table:table-cell>
          <table:table-cell office:value-type="string" calcext:value-type="string">
            <text:p>mabarca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4" office:value-type="float" office:value="0.94" calcext:value-type="float">
            <text:p>0.94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]+35*AVERAGE([.H2];[.I2];[.J2];[.K2])+25*[.G2]+25*[.L2]" office:value-type="float" office:value="95.1123355263158" calcext:value-type="float">
            <text:p>95.1123355263158</text:p>
          </table:table-cell>
          <table:table-cell table:formula="of:=[.O2]+0" office:value-type="float" office:value="95.1123355263158" calcext:value-type="float">
            <text:p>95.112335526315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string" calcext:value-type="string">
            <text:p>jarad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4" office:value-type="float" office:value="0.94" calcext:value-type="float">
            <text:p>0.94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18/2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3]+35*AVERAGE([.H3];[.I3];[.J3];[.K3])+25*[.G3]+25*[.L3]" office:value-type="float" office:value="96.2547987616099" calcext:value-type="float">
            <text:p>96.2547987616099</text:p>
          </table:table-cell>
          <table:table-cell table:formula="of:=[.O3]+0" office:value-type="float" office:value="96.2547987616099" calcext:value-type="float">
            <text:p>96.254798761609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ig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tbarrett@poets.whittier.edu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97" office:value-type="float" office:value="0.97" calcext:value-type="float">
            <text:p>0.97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4]+35*AVERAGE([.H4];[.I4];[.J4];[.K4])+25*[.G4]+25*[.L4]" office:value-type="float" office:value="100.506414473684" calcext:value-type="float">
            <text:p>100.506414473684</text:p>
          </table:table-cell>
          <table:table-cell table:formula="of:=[.O4]+0" office:value-type="float" office:value="100.506414473684" calcext:value-type="float">
            <text:p>100.50641447368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bautist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8" office:value-type="float" office:value="0.88" calcext:value-type="float">
            <text:p>0.88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6/20" office:value-type="float" office:value="0.8" calcext:value-type="float">
            <text:p>0.8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5]+35*AVERAGE([.H5];[.I5];[.J5];[.K5])+25*[.G5]+25*[.L5]" office:value-type="float" office:value="87.4774284055728" calcext:value-type="float">
            <text:p>87.4774284055728</text:p>
          </table:table-cell>
          <table:table-cell table:formula="of:=[.O5]+0" office:value-type="float" office:value="87.4774284055728" calcext:value-type="float">
            <text:p>87.477428405572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lclark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86" office:value-type="float" office:value="0.86" calcext:value-type="float">
            <text:p>0.86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5/20" office:value-type="float" office:value="0.75" calcext:value-type="float">
            <text:p>0.75</text:p>
          </table:table-cell>
          <table:table-cell table:formula="of:=13/2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6]+35*AVERAGE([.H6];[.I6];[.J6];[.K6])+25*[.G6]+25*[.L6]" office:value-type="float" office:value="90.665092879257" calcext:value-type="float">
            <text:p>90.665092879257</text:p>
          </table:table-cell>
          <table:table-cell table:formula="of:=[.O6]+0" office:value-type="float" office:value="90.665092879257" calcext:value-type="float">
            <text:p>90.665092879257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cortez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9/19" office:value-type="float" office:value="1" calcext:value-type="float">
            <text:p>1</text:p>
          </table:table-cell>
          <table:table-cell table:formula="of:=0.97" office:value-type="float" office:value="0.97" calcext:value-type="float">
            <text:p>0.97</text:p>
          </table:table-cell>
          <table:table-cell table:formula="of:=5/17" office:value-type="float" office:value="0.294117647058823" calcext:value-type="float">
            <text:p>0.294117647058823</text:p>
          </table:table-cell>
          <table:table-cell table:formula="of:=8/20" office:value-type="float" office:value="0.4" calcext:value-type="float">
            <text:p>0.4</text:p>
          </table:table-cell>
          <table:table-cell table:formula="of:=8/1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7]+35*AVERAGE([.H7];[.I7];[.J7];[.K7])+25*[.G7]+25*[.L7]" office:value-type="float" office:value="83.9360294117647" calcext:value-type="float">
            <text:p>83.9360294117647</text:p>
          </table:table-cell>
          <table:table-cell table:formula="of:=[.O7]+0" office:value-type="float" office:value="83.9360294117647" calcext:value-type="float">
            <text:p>83.9360294117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cdrummo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89" office:value-type="float" office:value="0.89" calcext:value-type="float">
            <text:p>0.89</text:p>
          </table:table-cell>
          <table:table-cell table:formula="of:=3/17" office:value-type="float" office:value="0.176470588235294" calcext:value-type="float">
            <text:p>0.176470588235294</text:p>
          </table:table-cell>
          <table:table-cell table:formula="of:=18/2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8]+35*AVERAGE([.H8];[.I8];[.J8];[.K8])+25*[.G8]+25*[.L8]" office:value-type="float" office:value="89.0939531733746" calcext:value-type="float">
            <text:p>89.0939531733746</text:p>
          </table:table-cell>
          <table:table-cell table:formula="of:=[.O8]+0" office:value-type="float" office:value="89.0939531733746" calcext:value-type="float">
            <text:p>89.0939531733746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4" office:value-type="float" office:value="0.84" calcext:value-type="float">
            <text:p>0.84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10/20" office:value-type="float" office:value="0.5" calcext:value-type="float">
            <text:p>0.5</text:p>
          </table:table-cell>
          <table:table-cell table:formula="of:=7/16"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9]+35*AVERAGE([.H9];[.I9];[.J9];[.K9])+25*[.G9]+25*[.L9]" office:value-type="float" office:value="86.1568401702786" calcext:value-type="float">
            <text:p>86.1568401702786</text:p>
          </table:table-cell>
          <table:table-cell table:formula="of:=[.O9]+0" office:value-type="float" office:value="86.1568401702786" calcext:value-type="float">
            <text:p>86.15684017027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orissa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lgallard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92" office:value-type="float" office:value="0.92" calcext:value-type="float">
            <text:p>0.92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18/2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0]+35*AVERAGE([.H10];[.I10];[.J10];[.K10])+25*[.G10]+25*[.L10]" office:value-type="float" office:value="92.2640092879257" calcext:value-type="float">
            <text:p>92.2640092879257</text:p>
          </table:table-cell>
          <table:table-cell table:formula="of:=[.O10]+0" office:value-type="float" office:value="92.2640092879257" calcext:value-type="float">
            <text:p>92.2640092879257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0.84" office:value-type="float" office:value="0.84" calcext:value-type="float">
            <text:p>0.84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8/20" office:value-type="float" office:value="0.4" calcext:value-type="float">
            <text:p>0.4</text:p>
          </table:table-cell>
          <table:table-cell table:formula="of:=8/1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1]+35*AVERAGE([.H11];[.I11];[.J11];[.K11])+25*[.G11]+25*[.L11]" office:value-type="float" office:value="80.0508513931888" calcext:value-type="float">
            <text:p>80.0508513931888</text:p>
          </table:table-cell>
          <table:table-cell table:formula="of:=[.O11]+0" office:value-type="float" office:value="80.0508513931888" calcext:value-type="float">
            <text:p>80.0508513931888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jguerra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2" office:value-type="float" office:value="0.92" calcext:value-type="float">
            <text:p>0.92</text:p>
          </table:table-cell>
          <table:table-cell table:formula="of:=13/17" office:value-type="float" office:value="0.764705882352941" calcext:value-type="float">
            <text:p>0.764705882352941</text:p>
          </table:table-cell>
          <table:table-cell table:formula="of:=18/20" office:value-type="float" office:value="0.9" calcext:value-type="float">
            <text:p>0.9</text:p>
          </table:table-cell>
          <table:table-cell table:formula="of:=8/1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2]+35*AVERAGE([.H12];[.I12];[.J12];[.K12])+25*[.G12]+25*[.L12]" office:value-type="float" office:value="90.675386996904" calcext:value-type="float">
            <text:p>90.675386996904</text:p>
          </table:table-cell>
          <table:table-cell table:formula="of:=[.O12]+0" office:value-type="float" office:value="90.675386996904" calcext:value-type="float">
            <text:p>90.675386996904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20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office:value-type="float" office:value="0.83" calcext:value-type="float">
            <text:p>0.83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6/20" office:value-type="float" office:value="0.8" calcext:value-type="float">
            <text:p>0.8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3]+35*AVERAGE([.H13];[.I13];[.J13];[.K13])+25*[.G13]+25*[.L13]" office:value-type="float" office:value="87.1303889318886" calcext:value-type="float">
            <text:p>87.1303889318886</text:p>
          </table:table-cell>
          <table:table-cell table:formula="of:=[.O13]+0" office:value-type="float" office:value="87.1303889318886" calcext:value-type="float">
            <text:p>87.1303889318886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ho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9" office:value-type="float" office:value="0.9" calcext:value-type="float">
            <text:p>0.9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4]+35*AVERAGE([.H14];[.I14];[.J14];[.K14])+25*[.G14]+25*[.L14]" office:value-type="float" office:value="99.9260835913313" calcext:value-type="float">
            <text:p>99.9260835913313</text:p>
          </table:table-cell>
          <table:table-cell table:formula="of:=[.O14]+0" office:value-type="float" office:value="99.9260835913313" calcext:value-type="float">
            <text:p>99.92608359133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marti2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6" office:value-type="float" office:value="0.6" calcext:value-type="float">
            <text:p>0.6</text:p>
          </table:table-cell>
          <table:table-cell table:formula="of:=10/17" office:value-type="float" office:value="0.588235294117647" calcext:value-type="float">
            <text:p>0.588235294117647</text:p>
          </table:table-cell>
          <table:table-cell table:formula="of:=10/20" office:value-type="float" office:value="0.5" calcext:value-type="float">
            <text:p>0.5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5]+35*AVERAGE([.H15];[.I15];[.J15];[.K15])+25*[.G15]+25*[.L15]" office:value-type="float" office:value="80.656104876161" calcext:value-type="float">
            <text:p>80.656104876161</text:p>
          </table:table-cell>
          <table:table-cell table:formula="of:=[.O15]+0" office:value-type="float" office:value="80.656104876161" calcext:value-type="float">
            <text:p>80.65610487616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Juliann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jmendez1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" office:value-type="float" office:value="0.8" calcext:value-type="float">
            <text:p>0.8</text:p>
          </table:table-cell>
          <table:table-cell table:formula="of:=9/17" office:value-type="float" office:value="0.529411764705882" calcext:value-type="float">
            <text:p>0.529411764705882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6]+35*AVERAGE([.H16];[.I16];[.J16];[.K16])+25*[.G16]+25*[.L16]" office:value-type="float" office:value="91.500773993808" calcext:value-type="float">
            <text:p>91.500773993808</text:p>
          </table:table-cell>
          <table:table-cell table:formula="of:=[.O16]+0" office:value-type="float" office:value="91.500773993808" calcext:value-type="float">
            <text:p>91.500773993808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eslein</text:p>
          </table:table-cell>
          <table:table-cell office:value-type="string" calcext:value-type="string">
            <text:p>mmoeslei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6" office:value-type="float" office:value="0.86" calcext:value-type="float">
            <text:p>0.86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3/16" office:value-type="float" office:value="0.1875" calcext:value-type="float">
            <text:p>0.1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7]+35*AVERAGE([.H17];[.I17];[.J17];[.K17])+25*[.G17]+25*[.L17]" office:value-type="float" office:value="85.2182565789474" calcext:value-type="float">
            <text:p>85.2182565789474</text:p>
          </table:table-cell>
          <table:table-cell table:formula="of:=[.O17]+0" office:value-type="float" office:value="85.2182565789474" calcext:value-type="float">
            <text:p>85.218256578947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Paniagua</text:p>
          </table:table-cell>
          <table:table-cell office:value-type="string" calcext:value-type="string">
            <text:p>spaniagu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6" office:value-type="float" office:value="0.6" calcext:value-type="float">
            <text:p>0.6</text:p>
          </table:table-cell>
          <table:table-cell table:formula="of:=17/17" office:value-type="float" office:value="1" calcext:value-type="float">
            <text:p>1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8]+35*AVERAGE([.H18];[.I18];[.J18];[.K18])+25*[.G18]+25*[.L18]" office:value-type="float" office:value="86.4432565789474" calcext:value-type="float">
            <text:p>86.4432565789474</text:p>
          </table:table-cell>
          <table:table-cell table:formula="of:=[.O18]+0" office:value-type="float" office:value="86.4432565789474" calcext:value-type="float">
            <text:p>86.443256578947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bpe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1" office:value-type="float" office:value="0.91" calcext:value-type="float">
            <text:p>0.91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9]+35*AVERAGE([.H19];[.I19];[.J19];[.K19])+25*[.G19]+25*[.L19]" office:value-type="float" office:value="96.352592879257" calcext:value-type="float">
            <text:p>96.352592879257</text:p>
          </table:table-cell>
          <table:table-cell table:formula="of:=[.O19]+0" office:value-type="float" office:value="96.352592879257" calcext:value-type="float">
            <text:p>96.3525928792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onny</text:p>
          </table:table-cell>
          <table:table-cell office:value-type="string" calcext:value-type="string">
            <text:p>Polarek</text:p>
          </table:table-cell>
          <table:table-cell office:value-type="string" calcext:value-type="string">
            <text:p>jpolarek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2" office:value-type="float" office:value="0.2" calcext:value-type="float">
            <text:p>0.2</text:p>
          </table:table-cell>
          <table:table-cell table:formula="of:=0" office:value-type="float" office:value="0" calcext:value-type="float">
            <text:p>0</text:p>
          </table:table-cell>
          <table:table-cell table:formula="of:=0/20" office:value-type="float" office:value="0" calcext:value-type="float">
            <text:p>0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5*[.N20]+35*AVERAGE([.H20];[.I20];[.J20];[.K20])+25*[.G20]+25*[.L20]" office:value-type="float" office:value="28.0657894736842" calcext:value-type="float">
            <text:p>28.0657894736842</text:p>
          </table:table-cell>
          <table:table-cell table:formula="of:=[.O20]+0" office:value-type="float" office:value="28.0657894736842" calcext:value-type="float">
            <text:p>28.0657894736842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7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2" office:value-type="float" office:value="0.92" calcext:value-type="float">
            <text:p>0.92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1]+35*AVERAGE([.H21];[.I21];[.J21];[.K21])+25*[.G21]+25*[.L21]" office:value-type="float" office:value="95.4106811145511" calcext:value-type="float">
            <text:p>95.4106811145511</text:p>
          </table:table-cell>
          <table:table-cell table:formula="of:=[.O21]+0" office:value-type="float" office:value="95.4106811145511" calcext:value-type="float">
            <text:p>95.41068111455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gsamayo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1" office:value-type="float" office:value="0.81" calcext:value-type="float">
            <text:p>0.81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2]+35*AVERAGE([.H22];[.I22];[.J22];[.K22])+25*[.G22]+25*[.L22]" office:value-type="float" office:value="89.7537151702786" calcext:value-type="float">
            <text:p>89.7537151702786</text:p>
          </table:table-cell>
          <table:table-cell table:formula="of:=[.O22]+0" office:value-type="float" office:value="89.7537151702786" calcext:value-type="float">
            <text:p>89.7537151702786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table:number-columns-repeated="2" office:value-type="string" calcext:value-type="string">
            <text:p>Santana</text:p>
          </table:table-cell>
          <table:table-cell office:value-type="string" calcext:value-type="string">
            <text:p>esanta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4" office:value-type="float" office:value="0.84" calcext:value-type="float">
            <text:p>0.84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8/20" office:value-type="float" office:value="0.4" calcext:value-type="float">
            <text:p>0.4</text:p>
          </table:table-cell>
          <table:table-cell table:formula="of:=6/16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3]+35*AVERAGE([.H23];[.I23];[.J23];[.K23])+25*[.G23]+25*[.L23]" office:value-type="float" office:value="82.9044698142415" calcext:value-type="float">
            <text:p>82.9044698142415</text:p>
          </table:table-cell>
          <table:table-cell table:formula="of:=[.O23]+0" office:value-type="float" office:value="82.9044698142415" calcext:value-type="float">
            <text:p>82.90446981424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eifen</text:p>
          </table:table-cell>
          <table:table-cell office:value-type="string" calcext:value-type="string">
            <text:p>tseifen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2" office:value-type="float" office:value="0.82" calcext:value-type="float">
            <text:p>0.82</text:p>
          </table:table-cell>
          <table:table-cell table:formula="of:=13/17" office:value-type="float" office:value="0.764705882352941" calcext:value-type="float">
            <text:p>0.764705882352941</text:p>
          </table:table-cell>
          <table:table-cell table:formula="of:=18/2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4]+35*AVERAGE([.H24];[.I24];[.J24];[.K24])+25*[.G24]+25*[.L24]" office:value-type="float" office:value="88.4969330495356" calcext:value-type="float">
            <text:p>88.4969330495356</text:p>
          </table:table-cell>
          <table:table-cell table:formula="of:=[.O24]+0" office:value-type="float" office:value="88.4969330495356" calcext:value-type="float">
            <text:p>88.4969330495356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tirado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88" office:value-type="float" office:value="0.88" calcext:value-type="float">
            <text:p>0.88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5]+35*AVERAGE([.H25];[.I25];[.J25];[.K25])+25*[.G25]+25*[.L25]" office:value-type="float" office:value="97.0873355263158" calcext:value-type="float">
            <text:p>97.0873355263158</text:p>
          </table:table-cell>
          <table:table-cell table:formula="of:=[.O25]+0" office:value-type="float" office:value="97.0873355263158" calcext:value-type="float">
            <text:p>97.0873355263158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Jordan Hanson</meta:initial-creator>
    <meta:creation-date>2021-08-24T14:06:58</meta:creation-date>
    <dc:date>2021-12-09T11:12:24.639530120</dc:date>
    <meta:editing-duration>PT3H11M34S</meta:editing-duration>
    <meta:editing-cycles>38</meta:editing-cycles>
    <meta:document-statistic meta:table-count="1" meta:cell-count="375" meta:object-count="0"/>
  </office:meta>
</office:document-meta>
</file>